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Standard">
      <style:text-properties style:font-name="Input Mono" fo:font-weight="bold" style:font-weight-asian="bold" style:font-weight-complex="bold"/>
    </style:style>
    <style:style style:name="P5" style:family="paragraph" style:parent-style-name="Heading_20_1">
      <style:paragraph-properties fo:margin-top="0cm" fo:margin-bottom="0.141cm" style:contextual-spacing="false" fo:break-before="page"/>
      <style:text-properties officeooo:rsid="0019e69e" officeooo:paragraph-rsid="0019e69e"/>
    </style:style>
    <style:style style:name="P6" style:family="paragraph" style:parent-style-name="Heading_20_2">
      <style:paragraph-properties fo:break-before="page"/>
      <style:text-properties officeooo:rsid="004fef0b" officeooo:paragraph-rsid="0054fbf0"/>
    </style:style>
    <style:style style:name="P7" style:family="paragraph" style:parent-style-name="Heading_20_3">
      <style:text-properties officeooo:rsid="004fef0b" officeooo:paragraph-rsid="0054fbf0"/>
    </style:style>
    <style:style style:name="P8" style:family="paragraph" style:parent-style-name="Standard">
      <style:text-properties officeooo:rsid="004fef0b" officeooo:paragraph-rsid="0054fbf0"/>
    </style:style>
    <style:style style:name="P9" style:family="paragraph" style:parent-style-name="Heading_20_3">
      <style:text-properties officeooo:rsid="0057c35d" officeooo:paragraph-rsid="0057c35d"/>
    </style:style>
    <style:style style:name="P10" style:family="paragraph" style:parent-style-name="Standard">
      <style:text-properties officeooo:rsid="0057c35d" officeooo:paragraph-rsid="0057c35d"/>
    </style:style>
    <style:style style:name="P11" style:family="paragraph" style:parent-style-name="Heading_20_3">
      <style:text-properties officeooo:rsid="0059ecc4" officeooo:paragraph-rsid="0059ecc4"/>
    </style:style>
    <style:style style:name="P12" style:family="paragraph" style:parent-style-name="Standard">
      <style:text-properties officeooo:rsid="0059ecc4" officeooo:paragraph-rsid="0059ecc4"/>
    </style:style>
    <style:style style:name="P13" style:family="paragraph" style:parent-style-name="Standard">
      <style:text-properties officeooo:rsid="005a1e20" officeooo:paragraph-rsid="005a1e20"/>
    </style:style>
    <style:style style:name="P14" style:family="paragraph" style:parent-style-name="Standard">
      <style:text-properties officeooo:paragraph-rsid="0054fbf0"/>
    </style:style>
    <style:style style:name="P15" style:family="paragraph" style:parent-style-name="Heading_20_2">
      <style:paragraph-properties fo:break-before="page"/>
    </style:style>
    <style:style style:name="P16" style:family="paragraph" style:parent-style-name="Standard">
      <style:text-properties officeooo:paragraph-rsid="0003be07"/>
    </style:style>
    <style:style style:name="P17" style:family="paragraph" style:parent-style-name="Standard">
      <style:text-properties officeooo:rsid="000b7ef9" officeooo:paragraph-rsid="000b7ef9"/>
    </style:style>
    <style:style style:name="P18" style:family="paragraph" style:parent-style-name="Standard">
      <style:text-properties officeooo:paragraph-rsid="000bde07"/>
    </style:style>
    <style:style style:name="P19" style:family="paragraph" style:parent-style-name="Standard">
      <style:text-properties officeooo:rsid="000bde07" officeooo:paragraph-rsid="000bde07"/>
    </style:style>
    <style:style style:name="P20" style:family="paragraph" style:parent-style-name="Standard">
      <style:text-properties officeooo:paragraph-rsid="000e2b3f"/>
    </style:style>
    <style:style style:name="P21" style:family="paragraph" style:parent-style-name="List_20_Paragraph" style:list-style-name="WWNum1"/>
    <style:style style:name="P22" style:family="paragraph" style:parent-style-name="List_20_Paragraph" style:list-style-name="WWNum5"/>
    <style:style style:name="P23" style:family="paragraph" style:parent-style-name="List_20_Paragraph" style:list-style-name="WWNum6"/>
    <style:style style:name="P24" style:family="paragraph" style:parent-style-name="List_20_Paragraph" style:list-style-name="WWNum6">
      <style:text-properties style:text-underline-style="solid" style:text-underline-width="auto" style:text-underline-color="font-color"/>
    </style:style>
    <style:style style:name="P25" style:family="paragraph" style:parent-style-name="Heading_20_3">
      <style:paragraph-properties fo:break-before="page"/>
    </style:style>
    <style:style style:name="P26" style:family="paragraph" style:parent-style-name="Standard">
      <style:text-properties officeooo:rsid="001330d8" officeooo:paragraph-rsid="001330d8"/>
    </style:style>
    <style:style style:name="P27" style:family="paragraph" style:parent-style-name="Heading_20_4">
      <style:text-properties officeooo:rsid="001e8682" officeooo:paragraph-rsid="001e8682"/>
    </style:style>
    <style:style style:name="P28" style:family="paragraph" style:parent-style-name="Standard">
      <style:text-properties officeooo:rsid="003308a5" officeooo:paragraph-rsid="00339342"/>
    </style:style>
    <style:style style:name="P29" style:family="paragraph" style:parent-style-name="Heading_20_4">
      <style:text-properties officeooo:rsid="00211e35" officeooo:paragraph-rsid="00211e35"/>
    </style:style>
    <style:style style:name="P30" style:family="paragraph" style:parent-style-name="Standard">
      <style:text-properties officeooo:rsid="00211e35" officeooo:paragraph-rsid="00211e35"/>
    </style:style>
    <style:style style:name="P31" style:family="paragraph" style:parent-style-name="Heading_20_4">
      <style:text-properties officeooo:rsid="0027b836" officeooo:paragraph-rsid="0027b836"/>
    </style:style>
    <style:style style:name="P32" style:family="paragraph" style:parent-style-name="Standard">
      <style:text-properties officeooo:rsid="0027b836" officeooo:paragraph-rsid="0027b836"/>
    </style:style>
    <style:style style:name="P33" style:family="paragraph" style:parent-style-name="Heading_20_4">
      <style:text-properties officeooo:rsid="002b327f" officeooo:paragraph-rsid="002b327f"/>
    </style:style>
    <style:style style:name="P34" style:family="paragraph" style:parent-style-name="Standard">
      <style:text-properties officeooo:rsid="002b327f" officeooo:paragraph-rsid="002b327f"/>
    </style:style>
    <style:style style:name="P35" style:family="paragraph" style:parent-style-name="Heading_20_4">
      <style:text-properties officeooo:rsid="003919d3" officeooo:paragraph-rsid="003919d3"/>
    </style:style>
    <style:style style:name="P36" style:family="paragraph" style:parent-style-name="Standard">
      <style:text-properties officeooo:rsid="003919d3" officeooo:paragraph-rsid="003919d3"/>
    </style:style>
    <style:style style:name="P37" style:family="paragraph" style:parent-style-name="Standard">
      <style:text-properties officeooo:rsid="00133339" officeooo:paragraph-rsid="00133339"/>
    </style:style>
    <style:style style:name="P38" style:family="paragraph" style:parent-style-name="Heading_20_4">
      <style:text-properties officeooo:rsid="003a1236" officeooo:paragraph-rsid="003a1236"/>
    </style:style>
    <style:style style:name="P39" style:family="paragraph" style:parent-style-name="Standard">
      <style:text-properties officeooo:rsid="003a1236" officeooo:paragraph-rsid="003a1236"/>
    </style:style>
    <style:style style:name="P40" style:family="paragraph" style:parent-style-name="Standard">
      <style:text-properties officeooo:rsid="003a481b" officeooo:paragraph-rsid="003a481b"/>
    </style:style>
    <style:style style:name="P41" style:family="paragraph" style:parent-style-name="Heading_20_4">
      <style:text-properties officeooo:rsid="00211e35" officeooo:paragraph-rsid="003c1cc1"/>
    </style:style>
    <style:style style:name="P42" style:family="paragraph" style:parent-style-name="Standard">
      <style:text-properties officeooo:rsid="003c1cc1" officeooo:paragraph-rsid="003c1cc1"/>
    </style:style>
    <style:style style:name="P43" style:family="paragraph" style:parent-style-name="Heading_20_4">
      <style:text-properties officeooo:rsid="0027b836" officeooo:paragraph-rsid="003de28e"/>
    </style:style>
    <style:style style:name="P44" style:family="paragraph" style:parent-style-name="Standard">
      <style:text-properties officeooo:rsid="003de28e" officeooo:paragraph-rsid="003de28e"/>
    </style:style>
    <style:style style:name="P45" style:family="paragraph" style:parent-style-name="Heading_20_4">
      <style:text-properties officeooo:rsid="00420fb5" officeooo:paragraph-rsid="00420fb5"/>
    </style:style>
    <style:style style:name="P46" style:family="paragraph" style:parent-style-name="Standard">
      <style:text-properties officeooo:rsid="00420fb5" officeooo:paragraph-rsid="00420fb5"/>
    </style:style>
    <style:style style:name="P47" style:family="paragraph" style:parent-style-name="Heading_20_4">
      <style:text-properties officeooo:rsid="0042e9c5" officeooo:paragraph-rsid="0042e9c5"/>
    </style:style>
    <style:style style:name="P48" style:family="paragraph" style:parent-style-name="Standard">
      <style:text-properties officeooo:rsid="0042e9c5" officeooo:paragraph-rsid="0042e9c5"/>
    </style:style>
    <style:style style:name="P49" style:family="paragraph" style:parent-style-name="Heading_20_2">
      <style:paragraph-properties fo:break-before="page"/>
      <style:text-properties officeooo:rsid="0043d07c" officeooo:paragraph-rsid="0043d07c"/>
    </style:style>
    <style:style style:name="P50" style:family="paragraph" style:parent-style-name="Heading_20_3">
      <style:text-properties officeooo:rsid="0043d07c" officeooo:paragraph-rsid="0043d07c"/>
    </style:style>
    <style:style style:name="P51" style:family="paragraph" style:parent-style-name="Heading_20_4">
      <style:text-properties officeooo:rsid="0043d07c" officeooo:paragraph-rsid="0043d07c"/>
    </style:style>
    <style:style style:name="P52" style:family="paragraph" style:parent-style-name="Standard">
      <style:text-properties officeooo:rsid="0043d07c" officeooo:paragraph-rsid="0043d07c"/>
    </style:style>
    <style:style style:name="P53" style:family="paragraph" style:parent-style-name="Heading_20_4">
      <style:text-properties officeooo:rsid="0043dfb1" officeooo:paragraph-rsid="0043dfb1"/>
    </style:style>
    <style:style style:name="P54" style:family="paragraph" style:parent-style-name="Standard">
      <style:text-properties officeooo:rsid="0043dfb1" officeooo:paragraph-rsid="0043dfb1"/>
    </style:style>
    <style:style style:name="P55" style:family="paragraph" style:parent-style-name="Heading_20_3">
      <style:text-properties officeooo:rsid="00484709" officeooo:paragraph-rsid="00484709"/>
    </style:style>
    <style:style style:name="P56" style:family="paragraph" style:parent-style-name="Heading_20_4">
      <style:text-properties officeooo:rsid="00484709" officeooo:paragraph-rsid="00484709"/>
    </style:style>
    <style:style style:name="P57" style:family="paragraph" style:parent-style-name="Standard">
      <style:text-properties officeooo:rsid="00484709" officeooo:paragraph-rsid="00484709"/>
    </style:style>
    <style:style style:name="P58" style:family="paragraph" style:parent-style-name="Heading_20_3">
      <style:text-properties officeooo:rsid="004ceafc" officeooo:paragraph-rsid="004ceafc"/>
    </style:style>
    <style:style style:name="P59" style:family="paragraph" style:parent-style-name="Heading_20_4">
      <style:text-properties officeooo:rsid="004ceafc" officeooo:paragraph-rsid="004ceafc"/>
    </style:style>
    <style:style style:name="P60" style:family="paragraph" style:parent-style-name="Standard">
      <style:text-properties officeooo:rsid="004ceafc" officeooo:paragraph-rsid="004ceafc"/>
    </style:style>
    <style:style style:name="T1" style:family="text">
      <style:text-properties officeooo:rsid="00516615"/>
    </style:style>
    <style:style style:name="T2" style:family="text">
      <style:text-properties officeooo:rsid="005a1e20"/>
    </style:style>
    <style:style style:name="T3" style:family="text">
      <style:text-properties officeooo:rsid="0003be07"/>
    </style:style>
    <style:style style:name="T4" style:family="text">
      <style:text-properties officeooo:rsid="00056702"/>
    </style:style>
    <style:style style:name="T5" style:family="text">
      <style:text-properties officeooo:rsid="000bde07"/>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00cfd04"/>
    </style:style>
    <style:style style:name="T9" style:family="text">
      <style:text-properties officeooo:rsid="001115cb"/>
    </style:style>
    <style:style style:name="T10" style:family="text">
      <style:text-properties officeooo:rsid="00125331"/>
    </style:style>
    <style:style style:name="T11" style:family="text">
      <style:text-properties officeooo:rsid="00128c18"/>
    </style:style>
    <style:style style:name="T12" style:family="text">
      <style:text-properties officeooo:rsid="000f5963"/>
    </style:style>
    <style:style style:name="T13"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14" style:family="text">
      <style:text-properties style:text-underline-style="solid" style:text-underline-width="auto" style:text-underline-color="font-color"/>
    </style:style>
    <style:style style:name="T15" style:family="text">
      <style:text-properties fo:font-weight="bold" style:font-weight-asian="bold" style:font-weight-complex="bold"/>
    </style:style>
    <style:style style:name="T16" style:family="text">
      <style:text-properties officeooo:rsid="005c3e9b"/>
    </style:style>
    <style:style style:name="T17" style:family="text">
      <style:text-properties officeooo:rsid="005d634f"/>
    </style:style>
    <style:style style:name="T18" style:family="text">
      <style:text-properties officeooo:rsid="00603db4"/>
    </style:style>
    <style:style style:name="T19" style:family="text">
      <style:text-properties officeooo:rsid="001cafd1"/>
    </style:style>
    <style:style style:name="T20" style:family="text">
      <style:text-properties officeooo:rsid="001f0451"/>
    </style:style>
    <style:style style:name="T21" style:family="text">
      <style:text-properties officeooo:rsid="00350c45"/>
    </style:style>
    <style:style style:name="T22" style:family="text">
      <style:text-properties officeooo:rsid="0024bcbc"/>
    </style:style>
    <style:style style:name="T23" style:family="text">
      <style:text-properties officeooo:rsid="0025fed0"/>
    </style:style>
    <style:style style:name="T24" style:family="text">
      <style:text-properties officeooo:rsid="0026095e"/>
    </style:style>
    <style:style style:name="T25" style:family="text">
      <style:text-properties officeooo:rsid="0022d8a0"/>
    </style:style>
    <style:style style:name="T26" style:family="text">
      <style:text-properties officeooo:rsid="00611426"/>
    </style:style>
    <style:style style:name="T27" style:family="text">
      <style:text-properties officeooo:rsid="00297071"/>
    </style:style>
    <style:style style:name="T28" style:family="text">
      <style:text-properties officeooo:rsid="002b7beb"/>
    </style:style>
    <style:style style:name="T29" style:family="text">
      <style:text-properties officeooo:rsid="002d682d"/>
    </style:style>
    <style:style style:name="T30" style:family="text">
      <style:text-properties officeooo:rsid="002fd93c"/>
    </style:style>
    <style:style style:name="T31" style:family="text">
      <style:text-properties officeooo:rsid="003b8566"/>
    </style:style>
    <style:style style:name="T32" style:family="text">
      <style:text-properties officeooo:rsid="0040817a"/>
    </style:style>
    <style:style style:name="T33" style:family="text">
      <style:text-properties officeooo:rsid="003cb9c7"/>
    </style:style>
    <style:style style:name="T34" style:family="text">
      <style:text-properties officeooo:rsid="003e3c49"/>
    </style:style>
    <style:style style:name="T35" style:family="text">
      <style:text-properties officeooo:rsid="003f5182"/>
    </style:style>
    <style:style style:name="T36" style:family="text">
      <style:text-properties officeooo:rsid="0043dfb1"/>
    </style:style>
    <style:style style:name="T37" style:family="text">
      <style:text-properties officeooo:rsid="004dc69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008_3662906028" text:style-name="Index_20_Link" text:visited-style-name="Index_20_Link"><text:bookmark-start text:name="_Overview"/><text:bookmark-start text:name="Overview"/>Analysis<text:tab/>2</text:a></text:p>
          <text:p text:style-name="P2"><text:a xlink:type="simple" xlink:href="#__RefHeading___Toc927_380478485" text:style-name="Index_20_Link" text:visited-style-name="Index_20_Link">Overview<text:tab/>2</text:a></text:p>
          <text:p text:style-name="P2"><text:a xlink:type="simple" xlink:href="#__RefHeading___Toc1272_313136810" text:style-name="Index_20_Link" text:visited-style-name="Index_20_Link">Features Solvable by Computational Methods<text:tab/>3</text:a></text:p>
          <text:p text:style-name="P3"><text:a xlink:type="simple" xlink:href="#__RefHeading___Toc1274_313136810" text:style-name="Index_20_Link" text:visited-style-name="Index_20_Link">Querying &amp; Inserting Data<text:tab/>3</text:a></text:p>
          <text:p text:style-name="P3"><text:a xlink:type="simple" xlink:href="#__RefHeading___Toc1189_3861600714" text:style-name="Index_20_Link" text:visited-style-name="Index_20_Link">Iteration<text:tab/>3</text:a></text:p>
          <text:p text:style-name="P3"><text:a xlink:type="simple" xlink:href="#__RefHeading___Toc1206_3023601353" text:style-name="Index_20_Link" text:visited-style-name="Index_20_Link">Sorting<text:tab/>3</text:a></text:p>
          <text:p text:style-name="P2"><text:a xlink:type="simple" xlink:href="#__RefHeading___Toc929_380478485" text:style-name="Index_20_Link" text:visited-style-name="Index_20_Link">Features<text:tab/>4</text:a></text:p>
          <text:p text:style-name="P3"><text:a xlink:type="simple" xlink:href="#__RefHeading___Toc931_380478485" text:style-name="Index_20_Link" text:visited-style-name="Index_20_Link">Graphical User Interface<text:tab/>4</text:a></text:p>
          <text:p text:style-name="P3"><text:a xlink:type="simple" xlink:href="#__RefHeading___Toc933_380478485" text:style-name="Index_20_Link" text:visited-style-name="Index_20_Link">Database<text:tab/>4</text:a></text:p>
          <text:p text:style-name="P3"><text:a xlink:type="simple" xlink:href="#__RefHeading___Toc935_380478485" text:style-name="Index_20_Link" text:visited-style-name="Index_20_Link">Login System<text:tab/>4</text:a></text:p>
          <text:p text:style-name="P3"><text:a xlink:type="simple" xlink:href="#__RefHeading___Toc937_380478485" text:style-name="Index_20_Link" text:visited-style-name="Index_20_Link">Leaderboard<text:tab/>4</text:a></text:p>
          <text:p text:style-name="P3"><text:a xlink:type="simple" xlink:href="#__RefHeading___Toc939_380478485" text:style-name="Index_20_Link" text:visited-style-name="Index_20_Link">Inventory System<text:tab/>5</text:a></text:p>
          <text:p text:style-name="P3"><text:a xlink:type="simple" xlink:href="#__RefHeading___Toc941_380478485" text:style-name="Index_20_Link" text:visited-style-name="Index_20_Link">Chance Actions<text:tab/>5</text:a></text:p>
          <text:p text:style-name="P3"><text:a xlink:type="simple" xlink:href="#__RefHeading___Toc943_380478485" text:style-name="Index_20_Link" text:visited-style-name="Index_20_Link">Adaptive Rooms<text:tab/>5</text:a></text:p>
          <text:p text:style-name="P3"><text:a xlink:type="simple" xlink:href="#__RefHeading___Toc945_380478485" text:style-name="Index_20_Link" text:visited-style-name="Index_20_Link">Adaptive Map<text:tab/>5</text:a></text:p>
          <text:p text:style-name="P2"><text:a xlink:type="simple" xlink:href="#__RefHeading___Toc949_380478485" text:style-name="Index_20_Link" text:visited-style-name="Index_20_Link">Stakeholders<text:tab/>7</text:a></text:p>
          <text:p text:style-name="P3"><text:a xlink:type="simple" xlink:href="#__RefHeading___Toc951_380478485" text:style-name="Index_20_Link" text:visited-style-name="Index_20_Link">Internal<text:tab/>7</text:a></text:p>
          <text:p text:style-name="P3"><text:a xlink:type="simple" xlink:href="#__RefHeading___Toc959_380478485" text:style-name="Index_20_Link" text:visited-style-name="Index_20_Link">External<text:tab/>8</text:a></text:p>
          <text:p text:style-name="P2"><text:a xlink:type="simple" xlink:href="#__RefHeading___Toc963_380478485" text:style-name="Index_20_Link" text:visited-style-name="Index_20_Link">Similar Games<text:tab/>9</text:a></text:p>
          <text:p text:style-name="P3"><text:a xlink:type="simple" xlink:href="#__RefHeading___Toc965_380478485" text:style-name="Index_20_Link" text:visited-style-name="Index_20_Link">Zork<text:tab/>9</text:a></text:p>
          <text:p text:style-name="P3"><text:a xlink:type="simple" xlink:href="#__RefHeading___Toc969_380478485" text:style-name="Index_20_Link" text:visited-style-name="Index_20_Link">The Hobbit<text:tab/>11</text:a></text:p>
          <text:p text:style-name="P3"><text:a xlink:type="simple" xlink:href="#__RefHeading___Toc973_380478485" text:style-name="Index_20_Link" text:visited-style-name="Index_20_Link">Pokémon Red/Blue/Yellow (1999)<text:tab/>13</text:a></text:p>
          <text:p text:style-name="P2"><text:a xlink:type="simple" xlink:href="#__RefHeading___Toc977_380478485" text:style-name="Index_20_Link" text:visited-style-name="Index_20_Link">Limitations<text:tab/>15</text:a></text:p>
          <text:p text:style-name="P3"><text:a xlink:type="simple" xlink:href="#__RefHeading___Toc979_380478485" text:style-name="Index_20_Link" text:visited-style-name="Index_20_Link">Simple Commands<text:tab/>15</text:a></text:p>
          <text:p text:style-name="P3"><text:a xlink:type="simple" xlink:href="#__RefHeading___Toc981_380478485" text:style-name="Index_20_Link" text:visited-style-name="Index_20_Link">Simple GUI<text:tab/>15</text:a></text:p>
          <text:p text:style-name="P3"><text:a xlink:type="simple" xlink:href="#__RefHeading___Toc983_380478485" text:style-name="Index_20_Link" text:visited-style-name="Index_20_Link">Requires Java<text:tab/>15</text:a></text:p>
          <text:p text:style-name="P3"><text:a xlink:type="simple" xlink:href="#__RefHeading___Toc985_380478485" text:style-name="Index_20_Link" text:visited-style-name="Index_20_Link">Linear Storyline<text:tab/>15</text:a></text:p>
          <text:p text:style-name="P2"><text:a xlink:type="simple" xlink:href="#__RefHeading___Toc928_4034963721" text:style-name="Index_20_Link" text:visited-style-name="Index_20_Link">Requirements<text:tab/>16</text:a></text:p>
          <text:p text:style-name="P3"><text:a xlink:type="simple" xlink:href="#__RefHeading___Toc930_4034963721" text:style-name="Index_20_Link" text:visited-style-name="Index_20_Link">Development<text:tab/>16</text:a></text:p>
          <text:p text:style-name="P3"><text:a xlink:type="simple" xlink:href="#__RefHeading___Toc932_4034963721" text:style-name="Index_20_Link" text:visited-style-name="Index_20_Link">Post-Development<text:tab/>17</text:a></text:p>
          <text:p text:style-name="P2"><text:a xlink:type="simple" xlink:href="#__RefHeading___Toc1083_1552378923" text:style-name="Index_20_Link" text:visited-style-name="Index_20_Link">Success Criteria<text:tab/>19</text:a></text:p>
          <text:p text:style-name="P3"><text:a xlink:type="simple" xlink:href="#__RefHeading___Toc1085_1552378923" text:style-name="Index_20_Link" text:visited-style-name="Index_20_Link">#1 - Functional GUI<text:tab/>19</text:a></text:p>
          <text:p text:style-name="P3"><text:a xlink:type="simple" xlink:href="#__RefHeading___Toc1124_3278434874" text:style-name="Index_20_Link" text:visited-style-name="Index_20_Link">#2 – Room descriptions<text:tab/>19</text:a></text:p>
          <text:p text:style-name="P3"><text:a xlink:type="simple" xlink:href="#__RefHeading___Toc1128_1941775689" text:style-name="Index_20_Link" text:visited-style-name="Index_20_Link">#3 – Good combat system<text:tab/>19</text:a></text:p>
        </text:index-body>
      </text:table-of-content>
      <text:p text:style-name="P4"><text:bookmark-end text:name="Overview"/><text:bookmark-end text:name="_Overview"/></text:p>
      <text:h text:style-name="P5" text:outline-level="1"><text:bookmark-start text:name="__RefHeading___Toc1008_3662906028"/>Analysis<text:bookmark-end text:name="__RefHeading___Toc1008_3662906028"/></text:h>
      <text:h text:style-name="Heading_20_2" text:outline-level="2"><text:bookmark-start text:name="_Toc171802633"/><text:bookmark-start text:name="__RefHeading___Toc927_380478485"/>Overview<text:bookmark-end text:name="_Toc171802633"/><text:bookmark-end text:name="__RefHeading___Toc927_380478485"/></text:h>
      <text:p text:style-name="Standard">Spac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6" text:outline-level="2"><text:bookmark-start text:name="__RefHeading___Toc1272_313136810"/>Features <text:span text:style-name="T1">Solvable by Computational Methods</text:span><text:bookmark-end text:name="__RefHeading___Toc1272_313136810"/></text:h>
      <text:h text:style-name="P7" text:outline-level="3"><text:bookmark-start text:name="__RefHeading___Toc1274_313136810"/>Querying &amp; Inserting Data<text:bookmark-end text:name="__RefHeading___Toc1274_313136810"/></text:h>
      <text:p text:style-name="P8">The program will have to query data from the database when logging into an account to check for matching data, and when displaying the leaderboard.</text:p>
      <text:p text:style-name="P8">It will have to insert data into the database when creating a new account, and when saving players’ highest scores.</text:p>
      <text:h text:style-name="P9" text:outline-level="3"><text:bookmark-start text:name="__RefHeading___Toc1189_3861600714"/>Iteration<text:bookmark-end text:name="__RefHeading___Toc1189_3861600714"/></text:h>
      <text:p text:style-name="P10">After the game begins, the entirety of the code will be running through iteration, as it will be a constant loop of describing the world, and the player entering commands.</text:p>
      <text:p text:style-name="P10">When executing certain commands (such as use, take, and examine), the program will use iteration to determine what items and/or entities the player is referencing by looping through everything in their inventory and in the room they’re currently in.</text:p>
      <text:h text:style-name="P11" text:outline-level="3"><text:bookmark-start text:name="__RefHeading___Toc1206_3023601353"/>Sorting<text:bookmark-end text:name="__RefHeading___Toc1206_3023601353"/></text:h>
      <text:p text:style-name="P12">When viewing the leaderboard, the game will use an insertion sort algorithm to retrieve a certain number of high scores and display them to the player in order <text:span text:style-name="T2">of highest to lowest</text:span>.</text:p>
      <text:p text:style-name="P13">The player’s inventory will also utilise an insertion sort algorithm to put all items in order alphabetically.</text:p>
      <text:p text:style-name="P14"/>
      <text:h text:style-name="P15" text:outline-level="2"><text:bookmark text:name="_Features"/><text:bookmark-start text:name="_Toc171802634"/><text:bookmark-start text:name="__RefHeading___Toc929_380478485"/>Features<text:bookmark-end text:name="_Toc171802634"/><text:bookmark-end text:name="__RefHeading___Toc929_380478485"/></text:h>
      <text:h text:style-name="Heading_20_3" text:outline-level="3"><text:bookmark text:name="_Graphical_User_Interface"/><text:bookmark-start text:name="_Toc171802635"/><text:bookmark-start text:name="__RefHeading___Toc931_380478485"/>Graphical User Interface<text:bookmark-end text:name="_Toc171802635"/><text:bookmark-end text:name="__RefHeading___Toc931_380478485"/></text:h>
      <text:p text:style-name="P16"><text:span text:style-name="T3">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4">In the top right corner, there will be a rectangular box displaying the player’s location relative to the map. When chance-based events occur, the map will be replaced with a dice roll animation, and then it will return to the map.</text:span></text:p>
      <text:h text:style-name="Heading_20_3" text:outline-level="3"><text:bookmark-start text:name="__RefHeading___Toc933_380478485"/>Database<text:bookmark-end text:name="__RefHeading___Toc933_380478485"/></text:h>
      <text:p text:style-name="P17">Space will e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Heading_20_3" text:outline-level="3"><text:bookmark text:name="_Login_System"/><text:bookmark-start text:name="_Toc171802636"/><text:bookmark-start text:name="__RefHeading___Toc935_380478485"/>Login System<text:bookmark-end text:name="_Toc171802636"/><text:bookmark-end text:name="__RefHeading___Toc935_380478485"/></text:h>
      <text:p text:style-name="P18">When the game first loads, there will be a login screen where the user can <text:span text:style-name="T5">create</text:span>/login to an account. When <text:span text:style-name="T5">creating</text:span> an account, <text:span text:style-name="T5">the program will query the database to see if the username is available. If it is, </text:span>the program will hash the password and store it with the username. When logging in, the program will hash the entered password and check it against the one stored <text:span text:style-name="T5">in the database</text:span>, and if they do not match, the user will not be able to log in.</text:p>
      <text:p text:style-name="P19">When the game is launched, it will test the connection with the database. If the connection fails, the game will enter a <text:span text:style-name="T6">guest</text:span><text:span text:style-name="T7"> mode, where the player can pick their name, but no data is saved.</text:span></text:p>
      <text:h text:style-name="Heading_20_3" text:outline-level="3"><text:bookmark text:name="_Leaderboard"/><text:bookmark-start text:name="_Toc171802637"/><text:bookmark-start text:name="__RefHeading___Toc937_380478485"/>Leaderboard<text:bookmark-end text:name="_Toc171802637"/><text:bookmark-end text:name="__RefHeading___Toc937_380478485"/></text:h>
      <text:p text:style-name="P20">From the main menu, users will be able to access the <text:span text:style-name="T8">global</text:span> leaderboard. <text:span text:style-name="T8">The program will query the database for all the players’ usernames and scores, and display a set amount of players’ top scores with their usernames. This </text:span><text:span text:style-name="T9">will</text:span><text:span text:style-name="T8"> be innefficient if there </text:span><text:span text:style-name="T10">is</text:span><text:span text:style-name="T8"> a large number of </text:span><text:span text:style-name="T9">players</text:span><text:span text:style-name="T8">, as it </text:span><text:span text:style-name="T11">will</text:span><text:span text:style-name="T8"> discard the majority, but this should not be a problem in this project.</text:span></text:p>
      <text:p text:style-name="P20"><text:span text:style-name="T8">If I were to fix this, I would most likely use two tables: one </text:span><text:span text:style-name="T12">to store the </text:span><text:span text:style-name="T9">player</text:span><text:span text:style-name="T12"> data</text:span><text:span text:style-name="T8">, and one </text:span><text:span text:style-name="T12">to store the top n player usernames and scores</text:span><text:span text:style-name="T8">. The table for </text:span><text:span text:style-name="T12">the</text:span><text:span text:style-name="T8"> scores would then update </text:span><text:soft-page-break/><text:span text:style-name="T8">once every hour, meaning the game would not have to process each user itself.</text:span></text:p>
      <text:h text:style-name="Heading_20_3" text:outline-level="3"><text:bookmark text:name="_Inventory_System"/><text:bookmark-start text:name="_Toc171802638"/><text:bookmark-start text:name="__RefHeading___Toc939_380478485"/>Inventory System<text:bookmark-end text:name="_Toc171802638"/><text:bookmark-end text:name="__RefHeading___Toc939_380478485"/></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3" text:outline-level="3"><text:bookmark-start text:name="_Toc171802639"/><text:bookmark-start text:name="__RefHeading___Toc941_380478485"/>Chance Actions<text:bookmark-end text:name="_Toc171802639"/><text:bookmark-end text:name="__RefHeading___Toc941_380478485"/></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3" text:outline-level="3"><text:bookmark text:name="_Adaptive_Rooms"/><text:bookmark-start text:name="_Toc171802640"/><text:bookmark-start text:name="__RefHeading___Toc943_380478485"/>Adaptive Rooms<text:bookmark-end text:name="_Toc171802640"/><text:bookmark-end text:name="__RefHeading___Toc943_380478485"/></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3" text:outline-level="3"><text:bookmark text:name="_Adaptive_Map"/><text:bookmark-start text:name="_Toc171802641"/><text:bookmark-start text:name="__RefHeading___Toc945_380478485"/>Adaptive Map<text:bookmark-end text:name="_Toc171802641"/><text:bookmark-end text:name="__RefHeading___Toc945_380478485"/></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o see if the player has explored a room, each Room object will have an “explored” Boolean value. If the value is true, then <text:soft-page-break/>that room will be displayed on the map. There will also be numbers in each room, with a key on the side giving the names of the rooms.</text:p>
      <text:h text:style-name="Heading_20_4" text:outline-level="4"><text:bookmark-start text:name="_Toc171802642"/><text:bookmark-start text:name="__RefHeading___Toc947_380478485"/>Map Example<text:bookmark-end text:name="_Toc171802642"/><text:bookmark-end text:name="__RefHeading___Toc947_380478485"/></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h text:style-name="Heading_20_4" text:outline-level="4"><text:span text:style-name="T12">Symbol </text:span>Key:</text:h>
      <text:list text:style-name="WWNum1">
        <text:list-item>
          <text:p text:style-name="P21">Wall</text:p>
          <text:list>
            <text:list-item>
              <text:p text:style-name="P21"><text:span text:style-name="T13">│</text:span> ┌ ─ ┐ ├ ┤ ┼ └ ┘ ┬ ┴</text:p>
            </text:list-item>
          </text:list>
        </text:list-item>
        <text:list-item>
          <text:p text:style-name="P21">Door</text:p>
          <text:list>
            <text:list-item>
              <text:p text:style-name="P21">═ ║</text:p>
            </text:list-item>
          </text:list>
        </text:list-item>
      </text:list>
      <text:p text:style-name="Standard"/>
      <text:h text:style-name="P15" text:outline-level="2"><text:bookmark-start text:name="_Toc171802643"/><text:bookmark-start text:name="__RefHeading___Toc949_380478485"/>Stakeholders<text:bookmark-end text:name="_Toc171802643"/><text:bookmark-end text:name="__RefHeading___Toc949_380478485"/></text:h>
      <text:h text:style-name="Heading_20_3" text:outline-level="3"><text:bookmark text:name="_Internal"/><text:bookmark-start text:name="_Toc171802644"/><text:bookmark-start text:name="__RefHeading___Toc951_380478485"/>Internal<text:bookmark-end text:name="_Toc171802644"/><text:bookmark-end text:name="__RefHeading___Toc951_380478485"/></text:h>
      <text:h text:style-name="Heading_20_4" text:outline-level="4"><text:bookmark-start text:name="_Toc171802645"/><text:bookmark-start text:name="__RefHeading___Toc953_380478485"/>Developer (me)<text:bookmark-end text:name="_Toc171802645"/><text:bookmark-end text:name="__RefHeading___Toc953_380478485"/></text:h>
      <text:p text:style-name="Standard">I will be developing the game, and also playing it for testing.</text:p>
      <text:p text:style-name="Standard"/>
      <text:h text:style-name="Heading_20_4" text:outline-level="4"><text:bookmark-start text:name="_Toc171802646"/><text:bookmark-start text:name="__RefHeading___Toc955_380478485"/>Younger Players<text:bookmark-end text:name="_Toc171802646"/><text:bookmark-end text:name="__RefHeading___Toc955_380478485"/></text:h>
      <text:p text:style-name="Standard">Younger players are players aged under 35. They will likely be playing as a large proportion of people in that age group play video games often.</text:p>
      <text:h text:style-name="Heading_20_5" text:outline-level="5">Requirements</text:h>
      <text:list text:style-name="WWNum5">
        <text:list-item>
          <text:p text:style-name="P22" loext:marker-style-name="T14"><text:span text:style-name="T14">Intuitive controls</text:span><text:span text:style-name="T14"/></text:p>
        </text:list-item>
      </text:list>
      <text:p text:style-name="List_20_Paragraph"><text:span text:style-name="T15">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15">How</text:span>: <text:span text:style-name="T16">f</text:span>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22" loext:marker-style-name="T14"><text:span text:style-name="T14">Challenging sections</text:span><text:span text:style-name="T14"/></text:p>
        </text:list-item>
      </text:list>
      <text:p text:style-name="List_20_Paragraph"><text:span text:style-name="T15">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15">How</text:span>: the game will contain challenging puzzles and enemies that are difficult to defeat.</text:p>
      <text:list text:continue-numbering="true" text:style-name="WWNum5">
        <text:list-item>
          <text:p text:style-name="P22" loext:marker-style-name="T14"><text:span text:style-name="T14">Fun combat system</text:span><text:span text:style-name="T14"/></text:p>
        </text:list-item>
      </text:list>
      <text:p text:style-name="List_20_Paragraph"><text:span text:style-name="T15">Why</text:span>: as younger players will likely be used to modern games such as first-person shooters, the game will need a combat system that is fun and will keep the player engaged.</text:p>
      <text:p text:style-name="List_20_Paragraph"><text:span text:style-name="T15">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4" text:outline-level="4"><text:bookmark-start text:name="_Toc171802647"/><text:bookmark-start text:name="__RefHeading___Toc957_380478485"/>Older Players<text:bookmark-end text:name="_Toc171802647"/><text:bookmark-end text:name="__RefHeading___Toc957_380478485"/></text:h>
      <text:p text:style-name="Standard">Older players are players aged 35 and over – this is due to the timeframe when text-based adventures were most popular, as they started to become less so towards 1990, so they are the ones <text:soft-page-break/>likely to have played them as children. They will likely be playing due to nostalgia.</text:p>
      <text:h text:style-name="Heading_20_5" text:outline-level="5">Requirements</text:h>
      <text:list text:style-name="WWNum6">
        <text:list-item>
          <text:p text:style-name="P23" loext:marker-style-name="T14"><text:span text:style-name="T14">Classic look and feel</text:span><text:span text:style-name="T14"/></text:p>
        </text:list-item>
      </text:list>
      <text:p text:style-name="List_20_Paragraph"><text:span text:style-name="T15">Why</text:span>: as older players will most likely be playing due to nostalgia, it is important that the game will look and feel similar to those they would’ve played as children.</text:p>
      <text:p text:style-name="List_20_Paragraph"><text:span text:style-name="T15">How</text:span>: I will take inspiration from original text-based adventure games such as Zork and The Hobbit, incorporating key elements such as old-fashioned fonts and looking like a console.</text:p>
      <text:list text:continue-numbering="true" text:style-name="WWNum6">
        <text:list-item>
          <text:p text:style-name="P23" loext:marker-style-name="T14"><text:span text:style-name="T14">Engaging storyline</text:span><text:span text:style-name="T14"/></text:p>
        </text:list-item>
      </text:list>
      <text:p text:style-name="List_20_Paragraph"><text:span text:style-name="T15">Why</text:span>: as older players are typically more invested in the story of a game compared to younger players, it’s important to maintain its quality throughout the game to keep them engaged.</text:p>
      <text:p text:style-name="List_20_Paragraph"><text:span text:style-name="T15">How</text:span>: I will plan the entirety of the story out before hand and run it past a small selection of people that would be likely to play the game. I will them make adjustments according to their feedback.</text:p>
      <text:h text:style-name="Heading_20_3" text:outline-level="3"><text:bookmark text:name="_External"/><text:bookmark-start text:name="_Toc171802648"/><text:bookmark-start text:name="__RefHeading___Toc959_380478485"/>External<text:bookmark-end text:name="_Toc171802648"/><text:bookmark-end text:name="__RefHeading___Toc959_380478485"/></text:h>
      <text:h text:style-name="Heading_20_4" text:outline-level="4"><text:bookmark-start text:name="_Toc171802649"/><text:bookmark-start text:name="__RefHeading___Toc961_380478485"/>PEGI<text:bookmark-end text:name="_Toc171802649"/><text:bookmark-end text:name="__RefHeading___Toc961_380478485"/></text:h>
      <text:p text:style-name="Standard">PEGI (Pan-European Game Information) is an organisation that rates games for age suitability based on their content. They will be playing to judge what ages the game is suitable for.</text:p>
      <text:h text:style-name="Heading_20_5" text:outline-level="5">Requirements</text:h>
      <text:list text:continue-numbering="true" text:style-name="WWNum6">
        <text:list-item>
          <text:p text:style-name="P24">Follow the PEGI Code</text:p>
        </text:list-item>
      </text:list>
      <text:p text:style-name="List_20_Paragraph"><text:span text:style-name="T15">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15">How</text:span>: the game will be in compliance with the applicable data protection and privacy laws. It will also not contain any monetisation methods.</text:p>
      <text:p text:style-name="Standard"/>
      <text:h text:style-name="P15" text:outline-level="2"><text:bookmark text:name="_Similar_Games"/><text:bookmark-start text:name="_Toc171802650"/><text:bookmark-start text:name="__RefHeading___Toc963_380478485"/>Similar Games<text:bookmark-end text:name="_Toc171802650"/><text:bookmark-end text:name="__RefHeading___Toc963_380478485"/></text:h>
      <text:h text:style-name="Heading_20_3" text:outline-level="3"><text:bookmark text:name="_Zork"/><text:bookmark-start text:name="_Toc171802651"/><text:bookmark-start text:name="__RefHeading___Toc965_380478485"/>Zork<text:bookmark-end text:name="_Toc171802651"/><text:bookmark-end text:name="__RefHeading___Toc965_380478485"/></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4" text:outline-level="4"><text:bookmark-start text:name="_Toc171802652"/><text:bookmark-start text:name="__RefHeading___Toc967_380478485"/>Features<text:bookmark-end text:name="_Toc171802652"/><text:bookmark-end text:name="__RefHeading___Toc967_380478485"/></text:h>
      <text:h text:style-name="Heading_20_5" text:outline-level="5">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5" text:outline-level="5">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5" text:outline-level="5">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25" text:outline-level="3"><text:bookmark text:name="_The_Hobbit"/><text:bookmark-start text:name="_Toc171802653"/><text:bookmark-start text:name="__RefHeading___Toc969_380478485"/>The Hobbit<text:bookmark-end text:name="_Toc171802653"/><text:bookmark-end text:name="__RefHeading___Toc969_380478485"/></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4" text:outline-level="4"><text:bookmark-start text:name="_Toc171802654"/><text:bookmark-start text:name="__RefHeading___Toc971_380478485"/><text:soft-page-break/>Features<text:bookmark-end text:name="_Toc171802654"/><text:bookmark-end text:name="__RefHeading___Toc971_380478485"/></text:h>
      <text:h text:style-name="Heading_20_5" text:outline-level="5">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5" text:outline-level="5">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25" text:outline-level="3"><text:bookmark-start text:name="_Pokémon_Red/Blue/Yellow_(1999)"/><text:bookmark-start text:name="__RefHeading___Toc973_380478485"/><text:bookmark-start text:name="_Toc17180265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_RefHeading___Toc973_380478485"/><text:bookmark-end text:name="_Toc17180265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4" text:outline-level="4"><text:bookmark-start text:name="_Toc171802656"/><text:bookmark-start text:name="__RefHeading___Toc975_380478485"/>Features<text:bookmark-end text:name="_Toc171802656"/><text:bookmark-end text:name="__RefHeading___Toc975_380478485"/></text:h>
      <text:h text:style-name="Heading_20_5" text:outline-level="5">Combat System</text:h>
      <text:p text:style-name="Standard">While the general gameplay of Pokémon is not something I will be incorporating as it’s very different from a text adventure’s, the combat system i<text:span text:style-name="T17">s</text:span>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5" text:outline-level="5">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text:soft-page-break/>health. It also allows the player to see the opponent they are <text:span text:style-name="T18">battling</text:span>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15" text:outline-level="2"><text:bookmark text:name="_Limitations"/><text:bookmark-start text:name="_Toc171802657"/><text:bookmark-start text:name="__RefHeading___Toc977_380478485"/>Limitations<text:bookmark-end text:name="_Toc171802657"/><text:bookmark-end text:name="__RefHeading___Toc977_380478485"/></text:h>
      <text:h text:style-name="Heading_20_3" text:outline-level="3"><text:bookmark-start text:name="_Toc171802658"/><text:bookmark-start text:name="__RefHeading___Toc979_380478485"/>Simple Commands<text:bookmark-end text:name="_Toc171802658"/><text:bookmark-end text:name="__RefHeading___Toc979_380478485"/></text:h>
      <text:p text:style-name="Standard">As opposed to games like Zork and The Hobbit, Space will only accept relatively simple commands, such as “pickup” and “use”. This is due to not having enough time to implement a more complex system into the program while still completing the game to an acceptable level.</text:p>
      <text:h text:style-name="Heading_20_3" text:outline-level="3"><text:bookmark-start text:name="_Toc171802659"/><text:bookmark-start text:name="__RefHeading___Toc981_380478485"/>Simple GUI<text:bookmark-end text:name="_Toc171802659"/><text:bookmark-end text:name="__RefHeading___Toc981_380478485"/></text:h>
      <text:p text:style-name="Standard">Spac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3" text:outline-level="3"><text:bookmark-start text:name="_Toc171802660"/><text:bookmark-start text:name="__RefHeading___Toc983_380478485"/>Requires Java<text:bookmark-end text:name="_Toc171802660"/><text:bookmark-end text:name="__RefHeading___Toc983_380478485"/></text:h>
      <text:p text:style-name="Standard">As Spac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3" text:outline-level="3"><text:bookmark-start text:name="_Toc171802661"/><text:bookmark-start text:name="__RefHeading___Toc985_380478485"/>Linear Storyline<text:bookmark-end text:name="_Toc171802661"/><text:bookmark-end text:name="__RefHeading___Toc985_380478485"/></text:h>
      <text:p text:style-name="Standard">Similar to the majority of text-based adventure games, Spac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text:p text:style-name="Standard"/>
      <text:h text:style-name="P15" text:outline-level="2"><text:bookmark-start text:name="__RefHeading___Toc928_4034963721"/>Requirements<text:bookmark-end text:name="__RefHeading___Toc928_4034963721"/></text:h>
      <text:h text:style-name="Heading_20_3" text:outline-level="3"><text:bookmark-start text:name="__RefHeading___Toc930_4034963721"/>Development<text:bookmark-end text:name="__RefHeading___Toc930_4034963721"/></text:h>
      <text:h text:style-name="Heading_20_4" text:outline-level="4"><text:bookmark-start text:name="__RefHeading___Toc973_3399518990"/>Java Development Kit (JDK)<text:bookmark-end text:name="__RefHeading___Toc973_3399518990"/></text:h>
      <text:p text:style-name="P26">As the game will be programmed in Java, any machines it is developed on will require a JDK installed. <text:span text:style-name="T19">I will be using the latest long-term support version, which is 21. This means all machines it is developed on will also require this specific version.</text:span></text:p>
      <text:h text:style-name="Heading_20_4" text:outline-level="4"><text:bookmark-start text:name="__RefHeading___Toc975_3399518990"/>Integrated Development Environment (IDE)<text:bookmark-end text:name="__RefHeading___Toc975_3399518990"/></text:h>
      <text:p text:style-name="P26">To develop the game, machines will also require a Java-compatable IDE. For Space, I will be using IntelliJ IDEA, as it is equipped with lots of functionality for preventing and locating bugs.</text:p>
      <text:h text:style-name="P27" text:outline-level="4">Operating System</text:h>
      <text:p text:style-name="P28">According to IntelliJ IDEA’s system requirements, the oldest operating systems compatible are Microsoft Windows 10 1809 64-bit, macOS 12.0, and the two latest versions of Ubuntu LTS or Fedora Linux distributions that use Gnome or KDE, X Window System (X11), and GLIBC 2.29 or later.</text:p>
      <text:p text:style-name="P28"><text:span text:style-name="T20">Older versions </text:span><text:span text:style-name="T21">and other operating systems</text:span><text:span text:style-name="T20"> will not be compatable with either some or all of the development tools, and therefore won’t be usable.</text:span></text:p>
      <text:h text:style-name="P29" text:outline-level="4">R<text:span text:style-name="T22">andom Access Memory (RAM)</text:span></text:h>
      <text:p text:style-name="P30">According to IntelliJ IDEA’s system requirements, the minimum amount of RAM <text:span text:style-name="T23">needed</text:span> to run the <text:span text:style-name="T24">software</text:span> is 2 GB.</text:p>
      <text:p text:style-name="P30">RAM is the primary storage of a computer, and is used to hold instructions and data for programs that are currently running. If the machine runs out of RAM, it will become very slow to use and can <text:span text:style-name="T25">eventually crash.</text:span></text:p>
      <text:h text:style-name="P31" text:outline-level="4">Central Processing Unit (CPU)</text:h>
      <text:p text:style-name="P32">According to IntelliJ IDEA’s system requirements, the minimum CPU needed to run the software is any modern CPU, but it strongly recommends a multi-core one as it supports multithreading.</text:p>
      <text:p text:style-name="P32">A CPU handles all the instructions from programs and the computer. Each core is esentially another connected <text:span text:style-name="T26">processor</text:span>, and it allows programs that support multithreading to run instructions <text:span text:style-name="T27">in parallel</text:span>, making them much faster.</text:p>
      <text:h text:style-name="P33" text:outline-level="4"><text:soft-page-break/>Secondary Storage</text:h>
      <text:p text:style-name="P34">Accordin<text:span text:style-name="T28">g</text:span> to IntelliJ IDEA’s system requirements, the minimum amount of secondary storage needed to run the software is 3.5 GB.</text:p>
      <text:p text:style-name="P34">Secondary storage is used to hold permanent data, such as software <text:span text:style-name="T29">and</text:span> files. In the development of Space, it will be used to store <text:span text:style-name="T29">software files for both IntelliJ IDEA and the JDK, and the data for the game it</text:span><text:span text:style-name="T30">self.</text:span></text:p>
      <text:h text:style-name="P35" text:outline-level="4">Mouse &amp; Keyboard</text:h>
      <text:p text:style-name="P36">During development, both a mouse and keyboard will be required. The keyboard will be used for writing the code for the game, and the mouse will be used for designing the GUI, as IntelliJ IDEA has a drag-and-drop designer.</text:p>
      <text:h text:style-name="Heading_20_3" text:outline-level="3"><text:bookmark-start text:name="__RefHeading___Toc932_4034963721"/>Post-Development<text:bookmark-end text:name="__RefHeading___Toc932_4034963721"/></text:h>
      <text:h text:style-name="Heading_20_4" text:outline-level="4"><text:bookmark-start text:name="__RefHeading___Toc934_4034963721"/>Java<text:bookmark-end text:name="__RefHeading___Toc934_4034963721"/></text:h>
      <text:p text:style-name="P37">As Java is not installed the majority of machines by default, anyone wanting to launch the game will also require java to be downloaded.</text:p>
      <text:h text:style-name="P38" text:outline-level="4">Operating System</text:h>
      <text:p text:style-name="P39">According to Java 21’s system requirements, the oldest operating systems compatable are Windows 10, Ubuntu Linux 22.04 LTS, and macOS 11.</text:p>
      <text:p text:style-name="P40">Older operating systems will not be compatable with Java 21, and therefore won’t be <text:span text:style-name="T31">able to launch the game.</text:span></text:p>
      <text:h text:style-name="P41" text:outline-level="4">R<text:span text:style-name="T22">andom Access Memory (RAM)</text:span></text:h>
      <text:p text:style-name="P42">As Space is a text-adventure using minimal graphics, and is programmed in Java – which is a relatively memory-efficient language – a machine would require <text:span text:style-name="T32">less than</text:span> 1 GB to comfortably run the game.</text:p>
      <text:p text:style-name="P42">If the machine did not have enough RAM when running the game, <text:span text:style-name="T33">then it could crash.</text:span></text:p>
      <text:h text:style-name="P43" text:outline-level="4">Central Processing Unit (CPU)</text:h>
      <text:p text:style-name="P44"><text:span text:style-name="T34">As</text:span> <text:span text:style-name="T34">Space</text:span> is a text-adventure using minimal graphics, there aren’t many CPUs that <text:span text:style-name="T35">won</text:span>’t be able to run it. A CPU with multiple cores could be useful to run multithreaded processes, but there will not be many of these and the impact they will have will be minimal.</text:p>
      <text:h text:style-name="P45" text:outline-level="4">Secondary Storage</text:h>
      <text:p text:style-name="P46">To launch the game, the machine will require both Java 21 and the game’s executable file installed. Combined, these will take <text:soft-page-break/>up less than 1 GB, meaning it can be played on virtually any device.</text:p>
      <text:h text:style-name="P47" text:outline-level="4">Keyboard</text:h>
      <text:p text:style-name="P48">As Space is a text-adventure, it is controlled by typing in commands to control your character. To do this, the player will require an English keyboard. A mouse will not be needed at all.</text:p>
      <text:p text:style-name="P48"/>
      <text:h text:style-name="P49" text:outline-level="2"><text:bookmark-start text:name="__RefHeading___Toc1083_1552378923"/>Success Criteria<text:bookmark-end text:name="__RefHeading___Toc1083_1552378923"/></text:h>
      <text:h text:style-name="P50" text:outline-level="3"><text:bookmark-start text:name="__RefHeading___Toc1085_1552378923"/>#1 - Functional GUI<text:bookmark-end text:name="__RefHeading___Toc1085_1552378923"/></text:h>
      <text:h text:style-name="P51" text:outline-level="4">How will it be assessed?</text:h>
      <text:p text:style-name="P52">If the <text:span text:style-name="T36">the game can be played fully through the GUI</text:span> (somewhere to input commands, somewhere for the game to reply to commands, <text:span text:style-name="T36">somewhere to see the room name, somewhere to see player health, and somewhere to see the map).</text:span></text:p>
      <text:h text:style-name="P53" text:outline-level="4">Justification</text:h>
      <text:p text:style-name="P54">If the GUI is not functional, then aspects of the game will not be usable or function correctly, making the game less fun or even impossible to play.</text:p>
      <text:h text:style-name="P55" text:outline-level="3"><text:bookmark-start text:name="__RefHeading___Toc1124_3278434874"/>#2 – Room descriptions<text:bookmark-end text:name="__RefHeading___Toc1124_3278434874"/></text:h>
      <text:h text:style-name="P56" text:outline-level="4">How will it be assessed?</text:h>
      <text:p text:style-name="P57">If rooms are described correctly to the player, listing all items contained within it, and any items contained within them, and it is all formatted correctly.</text:p>
      <text:h text:style-name="P56" text:outline-level="4">Justification</text:h>
      <text:p text:style-name="P57">Due to the large number of items that a room could contain, and also the items the items can contain, it could be difficult to output this all to the player effectively and correctly. If it is done incorrectly, it would be highly confusing to them and would make the game very difficult to play.</text:p>
      <text:h text:style-name="P58" text:outline-level="3"><text:bookmark-start text:name="__RefHeading___Toc1128_1941775689"/>#3 – <text:span text:style-name="T37">Good c</text:span>ombat system<text:bookmark-end text:name="__RefHeading___Toc1128_1941775689"/></text:h>
      <text:h text:style-name="P59" text:outline-level="4">How will it be assessed?</text:h>
      <text:p text:style-name="P60">Using a questionnaire.</text:p>
      <text:h text:style-name="P59" text:outline-level="4">Justification</text:h>
      <text:p text:style-name="P60">As combat will be a large part of the game, it’s important that players find it fun and well balanced. If it is too easy, it won’t feel like a challenge. If it is too hard, players could get annoyed. If it’s not fun, players will get bor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Input Mono2" fo:font-family="'Input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put Mono2" fo:font-family="'Input Mono'" style:font-style-name="Regular"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Input Mono2" fo:font-family="'Input Mono'" style:font-style-name="Regular" style:font-pitch="fixed"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Input Mono2" fo:font-family="'Input Mono'" style:font-style-name="Regular" style:font-pitch="fixed" fo:font-size="14pt" fo:language="en" fo:country="US" fo:font-weight="normal"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Input Mono1" fo:font-family="'Input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9</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408</meta:editing-cycles>
    <meta:creation-date>2024-06-13T08:47:00</meta:creation-date>
    <dc:date>2024-09-09T00:06:31.658920441</dc:date>
    <meta:editing-duration>P1DT7H44M55S</meta:editing-duration>
    <meta:generator>LibreOffice/24.8.0.3$MacOSX_AARCH64 LibreOffice_project/0bdf1299c94fe897b119f97f3c613e9dca6be583</meta:generator>
    <meta:document-statistic meta:table-count="1" meta:image-count="5" meta:object-count="0" meta:page-count="19" meta:paragraph-count="209" meta:word-count="4449" meta:character-count="25376" meta:non-whitespace-character-count="21129"/>
    <meta:user-defined meta:name="AppVersion">16.0000</meta:user-defined>
    <meta:template xlink:type="simple" xlink:actuate="onRequest" xlink:title="Normal.dotm" xlink:href=""/>
  </office:meta>
</office:document-meta>
</file>